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45cm" fo:min-width="2.9cm"/>
    </style:style>
    <style:style style:name="gr2" style:family="graphic" style:parent-style-name="standard">
      <style:graphic-properties draw:textarea-horizontal-align="justify" draw:textarea-vertical-align="middle" draw:auto-grow-height="false" fo:min-height="2.75cm" fo:min-width="2.3cm"/>
    </style:style>
    <style:style style:name="gr3" style:family="graphic" style:parent-style-name="standard">
      <style:graphic-properties draw:textarea-horizontal-align="justify" draw:textarea-vertical-align="middle" draw:auto-grow-height="false" fo:min-height="2.95cm" fo:min-width="2.3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draw:fill="none" fo:min-height="0.59cm"/>
    </style:style>
    <style:style style:name="gr6" style:family="graphic" style:parent-style-name="standard">
      <style:graphic-properties draw:stroke="none" draw:fill="none" fo:min-height="0.71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1" draw:id="id1" draw:layer="layout" svg:width="3.4cm" svg:height="3.7cm" svg:x="9.1cm" svg:y="4.5cm">
          <text:p text:style-name="P1">Arduino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2" draw:id="id2" draw:layer="layout" svg:width="2.8cm" svg:height="3cm" svg:x="1.3cm" svg:y="4.8cm">
          <text:p text:style-name="P1">Moto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3" draw:id="id3" draw:layer="layout" svg:width="2.8cm" svg:height="3.2cm" svg:x="17.4cm" svg:y="4.9cm">
          <text:p text:style-name="P1">APP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2" draw:layer="layout" draw:type="curve" svg:x1="10.8cm" svg:y1="8.2cm" svg:x2="2.7cm" svg:y2="7.8cm" draw:start-shape="id1" draw:start-glue-point="6" draw:end-shape="id2" draw:end-glue-point="6" svg:d="M10800 8200c0 753-8100 953-8100-400" svg:viewBox="0 0 8101 993">
          <text:p text:style-name="P1">Velocidad</text:p>
        </draw:connector>
        <draw:connector draw:style-name="gr4" draw:text-style-name="P2" draw:layer="layout" draw:type="curve" svg:x1="10.8cm" svg:y1="4.5cm" svg:x2="2.7cm" svg:y2="4.8cm" draw:start-shape="id1" draw:start-glue-point="4" draw:end-shape="id2" draw:end-glue-point="4" svg:d="M10800 4500c0-751-8100-901-8100 300" svg:viewBox="0 0 8101 884">
          <text:p text:style-name="P1"/>
        </draw:connector>
        <draw:connector draw:style-name="gr4" draw:text-style-name="P2" draw:layer="layout" draw:type="curve" svg:x1="18.8cm" svg:y1="8.1cm" svg:x2="10.8cm" svg:y2="8.2cm" draw:start-shape="id3" draw:start-glue-point="6" draw:end-shape="id1" draw:end-glue-point="6" svg:d="M18800 8100c0 903-8000 853-8000 100" svg:viewBox="0 0 8001 672">
          <text:p text:style-name="P1">Velocidad</text:p>
        </draw:connector>
        <draw:connector draw:style-name="gr4" draw:text-style-name="P2" draw:layer="layout" draw:type="curve" svg:x1="18.8cm" svg:y1="4.9cm" svg:x2="10.8cm" svg:y2="4.5cm" draw:start-shape="id3" draw:start-glue-point="4" draw:end-shape="id1" draw:end-glue-point="4" svg:d="M18800 4900c0-1351-8000-1151-8000-400" svg:viewBox="0 0 8001 991">
          <text:p text:style-name="P1"/>
        </draw:connector>
        <draw:connector draw:style-name="gr4" draw:text-style-name="P2" draw:layer="layout" draw:type="curve" draw:line-skew="0.337cm" svg:x1="12.5cm" svg:y1="6.35cm" svg:x2="17.4cm" svg:y2="6.5cm" draw:start-shape="id1" draw:start-glue-point="7" draw:end-shape="id3" draw:end-glue-point="5" svg:d="M12500 6350c4182 0 1732 150 4900 150" svg:viewBox="0 0 4901 151">
          <text:p text:style-name="P1"><text:span text:style-name="T1"/></text:p>
        </draw:connector>
        <draw:frame draw:style-name="gr5" draw:text-style-name="P3" draw:layer="layout" svg:width="3.635cm" svg:height="0.84cm" svg:x="13cm" svg:y="5.56cm">
          <draw:text-box>
            <text:p><text:span text:style-name="T1">Confirmación</text:span></text:p>
          </draw:text-box>
        </draw:frame>
        <draw:frame draw:style-name="gr6" draw:text-style-name="P3" draw:layer="layout" svg:width="3.139cm" svg:height="0.963cm" svg:x="13.2cm" svg:y="3cm">
          <draw:text-box>
            <text:p>Dirección</text:p>
          </draw:text-box>
        </draw:frame>
        <draw:frame draw:style-name="gr6" draw:text-style-name="P3" draw:layer="layout" svg:width="3.139cm" svg:height="0.963cm" svg:x="5.3cm" svg:y="3cm">
          <draw:text-box>
            <text:p>Direcció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4T21:31:14.288185490</meta:creation-date>
    <dc:date>2019-02-24T22:21:12.364579442</dc:date>
    <meta:editing-duration>PT30M57S</meta:editing-duration>
    <meta:editing-cycles>1</meta:editing-cycles>
    <meta:document-statistic meta:object-count="11"/>
    <meta:generator>LibreOffice/6.1.5.2$Linux_X86_64 LibreOffice_project/10$Build-2</meta:generator>
  </office:meta>
</office:document-meta>
</file>